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Matriz_5f_RACI" style:display-name="Matriz_RACI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Matriz_5f_RACI.A" style:display-name="Matriz_RACI.A" style:family="table-column">
      <style:table-column-properties style:column-width="2.836cm" style:rel-column-width="1608*"/>
    </style:style>
    <style:style style:name="Matriz_5f_RACI.B" style:display-name="Matriz_RACI.B" style:family="table-column">
      <style:table-column-properties style:column-width="2.833cm" style:rel-column-width="1606*"/>
    </style:style>
    <style:style style:name="Matriz_5f_RACI.1" style:display-name="Matriz_RACI.1" style:family="table-row">
      <style:table-row-properties style:min-row-height="1.639cm"/>
    </style:style>
    <style:style style:name="Matriz_5f_RACI.A1" style:display-name="Matriz_RACI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Matriz_5f_RACI.B1" style:display-name="Matriz_RACI.B1" style:family="table-cell">
      <style:table-cell-properties style:vertical-align="middle" fo:background-color="#572880" fo:padding="0cm" fo:border="none" style:writing-mode="page">
        <style:background-image/>
      </style:table-cell-properties>
    </style:style>
    <style:style style:name="Matriz_5f_RACI.A2" style:display-name="Matriz_RACI.A2" style:family="table-cell">
      <style:table-cell-properties style:vertical-align="middle" fo:background-color="#ff6666" fo:padding="0cm" fo:border="none" style:writing-mode="page">
        <style:background-image/>
      </style:table-cell-properties>
    </style:style>
    <style:style style:name="Matriz_5f_RACI.B2" style:display-name="Matriz_RACI.B2" style:family="table-cell">
      <style:table-cell-properties style:vertical-align="middle" fo:background-color="#922efe" fo:padding="0cm" fo:border="none" style:writing-mode="page">
        <style:background-image/>
      </style:table-cell-properties>
    </style:style>
    <style:style style:name="Matriz_5f_RACI.3" style:display-name="Matriz_RACI.3" style:family="table-row">
      <style:table-row-properties style:min-row-height="1.639cm" fo:background-color="transparent" fo:keep-together="auto">
        <style:background-image/>
      </style:table-row-properties>
    </style:style>
    <style:style style:name="Matriz_5f_RACI.A3" style:display-name="Matriz_RACI.A3" style:family="table-cell">
      <style:table-cell-properties style:vertical-align="middle" fo:background-color="#eeeeee" fo:padding="0cm" fo:border="none" style:writing-mode="page">
        <style:background-image/>
      </style:table-cell-properties>
    </style:style>
    <style:style style:name="Matriz_5f_RACI.B3" style:display-name="Matriz_RACI.B3" style:family="table-cell">
      <style:table-cell-properties style:vertical-align="middle" fo:background-color="#009ae7" fo:padding="0.049cm" fo:border-left="2.25pt solid #ffffff" fo:border-right="none" fo:border-top="2.25pt solid #ffffff" fo:border-bottom="2.25pt solid #ffffff" style:writing-mode="page">
        <style:background-image/>
      </style:table-cell-properties>
    </style:style>
    <style:style style:name="Matriz_5f_RACI.C3" style:display-name="Matriz_RACI.C3" style:family="table-cell">
      <style:table-cell-properties style:vertical-align="middle" fo:background-color="#fda726" fo:padding="0.049cm" fo:border-left="2.25pt solid #ffffff" fo:border-right="none" fo:border-top="2.25pt solid #ffffff" fo:border-bottom="2.25pt solid #ffffff" style:writing-mode="page">
        <style:background-image/>
      </style:table-cell-properties>
    </style:style>
    <style:style style:name="Matriz_5f_RACI.E3" style:display-name="Matriz_RACI.E3" style:family="table-cell">
      <style:table-cell-properties style:vertical-align="middle" fo:background-color="#d83818" fo:padding="0.049cm" fo:border-left="2.25pt solid #ffffff" fo:border-right="none" fo:border-top="2.25pt solid #ffffff" fo:border-bottom="2.25pt solid #ffffff" style:writing-mode="page">
        <style:background-image/>
      </style:table-cell-properties>
    </style:style>
    <style:style style:name="Matriz_5f_RACI.F3" style:display-name="Matriz_RACI.F3" style:family="table-cell">
      <style:table-cell-properties style:vertical-align="middle" fo:background-color="#fda726" fo:padding="0.049cm" fo:border="2.25pt solid #ffffff" style:writing-mode="page">
        <style:background-image/>
      </style:table-cell-properties>
    </style:style>
    <style:style style:name="Matriz_5f_RACI.B4" style:display-name="Matriz_RACI.B4" style:family="table-cell">
      <style:table-cell-properties style:vertical-align="middle" fo:background-color="#50b840" fo:padding="0.049cm" fo:border-left="2.25pt solid #ffffff" fo:border-right="none" fo:border-top="none" fo:border-bottom="2.25pt solid #ffffff" style:writing-mode="page">
        <style:background-image/>
      </style:table-cell-properties>
    </style:style>
    <style:style style:name="Matriz_5f_RACI.C4" style:display-name="Matriz_RACI.C4" style:family="table-cell">
      <style:table-cell-properties style:vertical-align="middle" fo:background-color="#fda726" fo:padding="0.049cm" fo:border-left="2.25pt solid #ffffff" fo:border-right="none" fo:border-top="none" fo:border-bottom="2.25pt solid #ffffff" style:writing-mode="page">
        <style:background-image/>
      </style:table-cell-properties>
    </style:style>
    <style:style style:name="Matriz_5f_RACI.E4" style:display-name="Matriz_RACI.E4" style:family="table-cell">
      <style:table-cell-properties style:vertical-align="middle" fo:background-color="#009ae7" fo:padding="0.049cm" fo:border-left="2.25pt solid #ffffff" fo:border-right="none" fo:border-top="none" fo:border-bottom="2.25pt solid #ffffff" style:writing-mode="page">
        <style:background-image/>
      </style:table-cell-properties>
    </style:style>
    <style:style style:name="Matriz_5f_RACI.F4" style:display-name="Matriz_RACI.F4" style:family="table-cell">
      <style:table-cell-properties style:vertical-align="middle" fo:background-color="#d83818" fo:padding="0.049cm" fo:border-left="2.25pt solid #ffffff" fo:border-right="2.25pt solid #ffffff" fo:border-top="none" fo:border-bottom="2.25pt solid #ffffff" style:writing-mode="page">
        <style:background-image/>
      </style:table-cell-properties>
    </style:style>
    <style:style style:name="Matriz_5f_RACI.F5" style:display-name="Matriz_RACI.F5" style:family="table-cell">
      <style:table-cell-properties style:vertical-align="middle" fo:background-color="#009ae7" fo:padding="0.049cm" fo:border-left="2.25pt solid #ffffff" fo:border-right="2.25pt solid #ffffff" fo:border-top="none" fo:border-bottom="2.25pt solid #ffffff" style:writing-mode="page">
        <style:background-image/>
      </style:table-cell-properties>
    </style:style>
    <style:style style:name="Matriz_5f_RACI.F6" style:display-name="Matriz_RACI.F6" style:family="table-cell">
      <style:table-cell-properties style:vertical-align="middle" fo:background-color="#fda726" fo:padding="0.049cm" fo:border-left="2.25pt solid #ffffff" fo:border-right="2.25pt solid #ffffff" fo:border-top="none" fo:border-bottom="2.25pt solid #ffffff" style:writing-mode="page">
        <style:background-image/>
      </style:table-cell-properties>
    </style:style>
    <style:style style:name="Matriz_5f_RACI.E7" style:display-name="Matriz_RACI.E7" style:family="table-cell">
      <style:table-cell-properties style:vertical-align="middle" fo:background-color="#d83818" fo:padding="0.049cm" fo:border-left="2.25pt solid #ffffff" fo:border-right="none" fo:border-top="none" fo:border-bottom="2.25pt solid #ffffff" style:writing-mode="page">
        <style:background-image/>
      </style:table-cell-properties>
    </style:style>
    <style:style style:name="Matriz_5f_RACI.F10" style:display-name="Matriz_RACI.F10" style:family="table-cell">
      <style:table-cell-properties style:vertical-align="middle" fo:background-color="#50b840" fo:padding="0.049cm" fo:border-left="2.25pt solid #ffffff" fo:border-right="2.25pt solid #ffffff" fo:border-top="none" fo:border-bottom="2.25pt solid #ffffff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6*"/>
    </style:style>
    <style:style style:name="Tabela1.C" style:family="table-column">
      <style:table-column-properties style:column-width="3.401cm" style:rel-column-width="13107*"/>
    </style:style>
    <style:style style:name="Tabela1.1" style:family="table-row">
      <style:table-row-properties style:min-row-height="1cm"/>
    </style:style>
    <style:style style:name="Tabela1.A1" style:family="table-cell">
      <style:table-cell-properties style:vertical-align="middle" fo:padding="0cm" fo:border="none" style:writing-mode="page"/>
    </style:style>
    <style:style style:name="Tabela1.B1" style:family="table-cell">
      <style:table-cell-properties style:vertical-align="middle" fo:background-color="#009ae7" fo:padding="0cm" fo:border="none" style:writing-mode="page">
        <style:background-image/>
      </style:table-cell-properties>
    </style:style>
    <style:style style:name="Tabela1.C1" style:family="table-cell">
      <style:table-cell-properties style:vertical-align="middle" fo:background-color="#50b840" fo:padding="0cm" fo:border="none" style:writing-mode="page">
        <style:background-image/>
      </style:table-cell-properties>
    </style:style>
    <style:style style:name="Tabela1.D1" style:family="table-cell">
      <style:table-cell-properties style:vertical-align="middle" fo:background-color="#d83818" fo:padding="0cm" fo:border="none" style:writing-mode="page">
        <style:background-image/>
      </style:table-cell-properties>
    </style:style>
    <style:style style:name="Tabela1.E1" style:family="table-cell">
      <style:table-cell-properties style:vertical-align="middle" fo:background-color="#fda726" fo:padding="0cm" fo:border="none" style:writing-mode="page">
        <style:background-image/>
      </style:table-cell-properties>
    </style:style>
    <style:style style:name="P1" style:family="paragraph" style:parent-style-name="Title">
      <style:text-properties officeooo:rsid="00120a41" officeooo:paragraph-rsid="00120a41"/>
    </style:style>
    <style:style style:name="P2" style:family="paragraph" style:parent-style-name="Table_20_Contents">
      <style:paragraph-properties fo:text-align="center" style:justify-single-word="false"/>
      <style:text-properties officeooo:rsid="00120a41" officeooo:paragraph-rsid="00120a41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fo:font-size="12pt" fo:font-weight="bold" officeooo:rsid="001551bf" officeooo:paragraph-rsid="001551bf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0a41" officeooo:paragraph-rsid="00120a4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officeooo:rsid="00120a41" officeooo:paragraph-rsid="00120a41"/>
    </style:style>
    <style:style style:name="P6" style:family="paragraph" style:parent-style-name="Table_20_Contents">
      <style:paragraph-properties fo:text-align="center" style:justify-single-word="false"/>
      <style:text-properties officeooo:rsid="0013e26b" officeooo:paragraph-rsid="0013e26b"/>
    </style:style>
    <style:style style:name="P7" style:family="paragraph" style:parent-style-name="Table_20_Contents">
      <style:paragraph-properties fo:text-align="center" style:justify-single-word="false"/>
      <style:text-properties officeooo:rsid="001551bf" officeooo:paragraph-rsid="001551bf"/>
    </style:style>
    <style:style style:name="P8" style:family="paragraph" style:parent-style-name="Table_20_Contents">
      <style:paragraph-properties fo:text-align="center" style:justify-single-word="false"/>
      <style:text-properties officeooo:rsid="0016a90c" officeooo:paragraph-rsid="0016a90c"/>
    </style:style>
    <style:style style:name="P9" style:family="paragraph" style:parent-style-name="Table_20_Contents">
      <style:paragraph-properties fo:text-align="center" style:justify-single-word="false"/>
      <style:text-properties officeooo:paragraph-rsid="0016a90c"/>
    </style:style>
    <style:style style:name="P10" style:family="paragraph" style:parent-style-name="Table_20_Contents">
      <style:paragraph-properties fo:text-align="center" style:justify-single-word="false"/>
      <style:text-properties officeooo:rsid="0017b1dd" officeooo:paragraph-rsid="0017b1dd"/>
    </style:style>
    <style:style style:name="P11" style:family="paragraph" style:parent-style-name="Table_20_Contents">
      <style:paragraph-properties fo:text-align="center" style:justify-single-word="false"/>
      <style:text-properties officeooo:paragraph-rsid="001551bf"/>
    </style:style>
    <style:style style:name="P12" style:family="paragraph" style:parent-style-name="Table_20_Contents">
      <style:paragraph-properties fo:text-align="center" style:justify-single-word="false"/>
      <style:text-properties officeooo:paragraph-rsid="0017b1dd"/>
    </style:style>
    <style:style style:name="P13" style:family="paragraph" style:parent-style-name="Table_20_Contents">
      <style:paragraph-properties fo:text-align="center" style:justify-single-word="false"/>
      <style:text-properties officeooo:rsid="00120a41" officeooo:paragraph-rsid="001a85c3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officeooo:rsid="00120a41" officeooo:paragraph-rsid="001a85c3" fo:background-color="transparent"/>
    </style:style>
    <style:style style:name="P15" style:family="paragraph" style:parent-style-name="Standard">
      <style:text-properties officeooo:rsid="001a85c3" officeooo:paragraph-rsid="001a85c3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Recursos Humanos</text:p>
      <text:p text:style-name="Subtitle">Matriz <text:span text:style-name="T1">RACI</text:span></text:p>
      <table:table table:name="Matriz_RACI" table:style-name="Matriz_5f_RACI">
        <table:table-column table:style-name="Matriz_5f_RACI.A"/>
        <table:table-column table:style-name="Matriz_5f_RACI.B" table:number-columns-repeated="5"/>
        <table:table-row table:style-name="Matriz_5f_RACI.1">
          <table:table-cell table:style-name="Matriz_5f_RACI.A1" office:value-type="string">
            <text:p text:style-name="P2"/>
          </table:table-cell>
          <table:table-cell table:style-name="Matriz_5f_RACI.B1" office:value-type="string">
            <text:p text:style-name="P3">Gerente de Projeto</text:p>
          </table:table-cell>
          <table:table-cell table:style-name="Matriz_5f_RACI.B1" office:value-type="string">
            <text:p text:style-name="P3">Desenvolvedor de Software</text:p>
          </table:table-cell>
          <table:table-cell table:style-name="Matriz_5f_RACI.B1" office:value-type="string">
            <text:p text:style-name="P3">Designer UI/UX</text:p>
          </table:table-cell>
          <table:table-cell table:style-name="Matriz_5f_RACI.B1" office:value-type="string">
            <text:p text:style-name="P3">Analista de Sistemas</text:p>
          </table:table-cell>
          <table:table-cell table:style-name="Matriz_5f_RACI.B1" office:value-type="string">
            <text:p text:style-name="P3">Arquiteto de Soluções</text:p>
          </table:table-cell>
        </table:table-row>
        <table:table-row table:style-name="Matriz_5f_RACI.1">
          <table:table-cell table:style-name="Matriz_5f_RACI.A2" office:value-type="string">
            <text:p text:style-name="P4">Tarefas da Sprint</text:p>
          </table:table-cell>
          <table:table-cell table:style-name="Matriz_5f_RACI.B2" office:value-type="string">
            <text:p text:style-name="P5">Luis Felipe M. dos Santos</text:p>
          </table:table-cell>
          <table:table-cell table:style-name="Matriz_5f_RACI.B2" office:value-type="string">
            <text:p text:style-name="P5">Gabriel Santana dos Santos</text:p>
          </table:table-cell>
          <table:table-cell table:style-name="Matriz_5f_RACI.B2" office:value-type="string">
            <text:p text:style-name="P5">Leonardo Inacio dos Santos</text:p>
          </table:table-cell>
          <table:table-cell table:style-name="Matriz_5f_RACI.B2" office:value-type="string">
            <text:p text:style-name="P5">Guilherme Santana dos Santos</text:p>
          </table:table-cell>
          <table:table-cell table:style-name="Matriz_5f_RACI.B2" office:value-type="string">
            <text:p text:style-name="P5">Matheus Macedo Rangel</text:p>
          </table:table-cell>
        </table:table-row>
        <table:table-row table:style-name="Matriz_5f_RACI.3">
          <table:table-cell table:style-name="Matriz_5f_RACI.A3" office:value-type="string">
            <text:p text:style-name="P6">Gerenciamento do Projeto</text:p>
          </table:table-cell>
          <table:table-cell table:style-name="Matriz_5f_RACI.B3" office:value-type="string">
            <text:p text:style-name="P7">R</text:p>
          </table:table-cell>
          <table:table-cell table:style-name="Matriz_5f_RACI.C3" office:value-type="string">
            <text:p text:style-name="P8">I</text:p>
          </table:table-cell>
          <table:table-cell table:style-name="Matriz_5f_RACI.C3" office:value-type="string">
            <text:p text:style-name="P8">I</text:p>
          </table:table-cell>
          <table:table-cell table:style-name="Matriz_5f_RACI.E3" office:value-type="string">
            <text:p text:style-name="P8">C</text:p>
          </table:table-cell>
          <table:table-cell table:style-name="Matriz_5f_RACI.F3" office:value-type="string">
            <text:p text:style-name="P9">I</text:p>
          </table:table-cell>
        </table:table-row>
        <table:table-row table:style-name="Matriz_5f_RACI.3">
          <table:table-cell table:style-name="Matriz_5f_RACI.A3" office:value-type="string">
            <text:p text:style-name="P6">Refinamento dos Requisitos</text:p>
          </table:table-cell>
          <table:table-cell table:style-name="Matriz_5f_RACI.B4" office:value-type="string">
            <text:p text:style-name="P10">A</text:p>
          </table:table-cell>
          <table:table-cell table:style-name="Matriz_5f_RACI.C4" office:value-type="string">
            <text:p text:style-name="P10">I</text:p>
          </table:table-cell>
          <table:table-cell table:style-name="Matriz_5f_RACI.C4" office:value-type="string">
            <text:p text:style-name="P11">I</text:p>
          </table:table-cell>
          <table:table-cell table:style-name="Matriz_5f_RACI.E4" office:value-type="string">
            <text:p text:style-name="P7">R</text:p>
          </table:table-cell>
          <table:table-cell table:style-name="Matriz_5f_RACI.F4" office:value-type="string">
            <text:p text:style-name="P9">C</text:p>
          </table:table-cell>
        </table:table-row>
        <table:table-row table:style-name="Matriz_5f_RACI.3">
          <table:table-cell table:style-name="Matriz_5f_RACI.A3" office:value-type="string">
            <text:p text:style-name="P6">Design da Arquitetura</text:p>
          </table:table-cell>
          <table:table-cell table:style-name="Matriz_5f_RACI.B4" office:value-type="string">
            <text:p text:style-name="P10">A</text:p>
          </table:table-cell>
          <table:table-cell table:style-name="Matriz_5f_RACI.C4" office:value-type="string">
            <text:p text:style-name="P10">I</text:p>
          </table:table-cell>
          <table:table-cell table:style-name="Matriz_5f_RACI.C4" office:value-type="string">
            <text:p text:style-name="P10">I</text:p>
          </table:table-cell>
          <table:table-cell table:style-name="Matriz_5f_RACI.C4" office:value-type="string">
            <text:p text:style-name="P8">I</text:p>
          </table:table-cell>
          <table:table-cell table:style-name="Matriz_5f_RACI.F5" office:value-type="string">
            <text:p text:style-name="P7">R</text:p>
          </table:table-cell>
        </table:table-row>
        <table:table-row table:style-name="Matriz_5f_RACI.3">
          <table:table-cell table:style-name="Matriz_5f_RACI.A3" office:value-type="string">
            <text:p text:style-name="P6">Design da Interface</text:p>
          </table:table-cell>
          <table:table-cell table:style-name="Matriz_5f_RACI.B4" office:value-type="string">
            <text:p text:style-name="P10">A</text:p>
          </table:table-cell>
          <table:table-cell table:style-name="Matriz_5f_RACI.C4" office:value-type="string">
            <text:p text:style-name="P9">I</text:p>
          </table:table-cell>
          <table:table-cell table:style-name="Matriz_5f_RACI.E4" office:value-type="string">
            <text:p text:style-name="P11">R</text:p>
          </table:table-cell>
          <table:table-cell table:style-name="Matriz_5f_RACI.C4" office:value-type="string">
            <text:p text:style-name="P8">I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Design do Banco de Dados</text:p>
          </table:table-cell>
          <table:table-cell table:style-name="Matriz_5f_RACI.C4" office:value-type="string">
            <text:p text:style-name="P8">I</text:p>
          </table:table-cell>
          <table:table-cell table:style-name="Matriz_5f_RACI.E4" office:value-type="string">
            <text:p text:style-name="P7">R</text:p>
          </table:table-cell>
          <table:table-cell table:style-name="Matriz_5f_RACI.C4" office:value-type="string">
            <text:p text:style-name="P9">I</text:p>
          </table:table-cell>
          <table:table-cell table:style-name="Matriz_5f_RACI.E7" office:value-type="string">
            <text:p text:style-name="P9">C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Desenvolvimento do Sistema</text:p>
          </table:table-cell>
          <table:table-cell table:style-name="Matriz_5f_RACI.C4" office:value-type="string">
            <text:p text:style-name="P8">I</text:p>
          </table:table-cell>
          <table:table-cell table:style-name="Matriz_5f_RACI.E4" office:value-type="string">
            <text:p text:style-name="P7">R</text:p>
          </table:table-cell>
          <table:table-cell table:style-name="Matriz_5f_RACI.E7" office:value-type="string">
            <text:p text:style-name="P9">C</text:p>
          </table:table-cell>
          <table:table-cell table:style-name="Matriz_5f_RACI.C4" office:value-type="string">
            <text:p text:style-name="P9">I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Testes e Garantia de Qualidade</text:p>
          </table:table-cell>
          <table:table-cell table:style-name="Matriz_5f_RACI.B4" office:value-type="string">
            <text:p text:style-name="P12">A</text:p>
          </table:table-cell>
          <table:table-cell table:style-name="Matriz_5f_RACI.E4" office:value-type="string">
            <text:p text:style-name="P7">R</text:p>
          </table:table-cell>
          <table:table-cell table:style-name="Matriz_5f_RACI.C4" office:value-type="string">
            <text:p text:style-name="P8">I</text:p>
          </table:table-cell>
          <table:table-cell table:style-name="Matriz_5f_RACI.E7" office:value-type="string">
            <text:p text:style-name="P8">C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Implantação</text:p>
          </table:table-cell>
          <table:table-cell table:style-name="Matriz_5f_RACI.C4" office:value-type="string">
            <text:p text:style-name="P9">I</text:p>
          </table:table-cell>
          <table:table-cell table:style-name="Matriz_5f_RACI.E4" office:value-type="string">
            <text:p text:style-name="P7">R</text:p>
          </table:table-cell>
          <table:table-cell table:style-name="Matriz_5f_RACI.C4" office:value-type="string">
            <text:p text:style-name="P8">I</text:p>
          </table:table-cell>
          <table:table-cell table:style-name="Matriz_5f_RACI.E7" office:value-type="string">
            <text:p text:style-name="P8">C</text:p>
          </table:table-cell>
          <table:table-cell table:style-name="Matriz_5f_RACI.F10" office:value-type="string">
            <text:p text:style-name="P12">A</text:p>
          </table:table-cell>
        </table:table-row>
        <table:table-row table:style-name="Matriz_5f_RACI.3">
          <table:table-cell table:style-name="Matriz_5f_RACI.A3" office:value-type="string">
            <text:p text:style-name="P6">Documentação</text:p>
          </table:table-cell>
          <table:table-cell table:style-name="Matriz_5f_RACI.B4" office:value-type="string">
            <text:p text:style-name="P10">A</text:p>
          </table:table-cell>
          <table:table-cell table:style-name="Matriz_5f_RACI.E4" office:value-type="string">
            <text:p text:style-name="P7">R</text:p>
          </table:table-cell>
          <table:table-cell table:style-name="Matriz_5f_RACI.C4" office:value-type="string">
            <text:p text:style-name="P8">I</text:p>
          </table:table-cell>
          <table:table-cell table:style-name="Matriz_5f_RACI.E4" office:value-type="string">
            <text:p text:style-name="P7">R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Treinamento</text:p>
          </table:table-cell>
          <table:table-cell table:style-name="Matriz_5f_RACI.B4" office:value-type="string">
            <text:p text:style-name="P10">A</text:p>
          </table:table-cell>
          <table:table-cell table:style-name="Matriz_5f_RACI.E7" office:value-type="string">
            <text:p text:style-name="P8">C</text:p>
          </table:table-cell>
          <table:table-cell table:style-name="Matriz_5f_RACI.E7" office:value-type="string">
            <text:p text:style-name="P8">C</text:p>
          </table:table-cell>
          <table:table-cell table:style-name="Matriz_5f_RACI.E4" office:value-type="string">
            <text:p text:style-name="P7">R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Operação Assistida</text:p>
          </table:table-cell>
          <table:table-cell table:style-name="Matriz_5f_RACI.C4" office:value-type="string">
            <text:p text:style-name="P8">I</text:p>
          </table:table-cell>
          <table:table-cell table:style-name="Matriz_5f_RACI.E7" office:value-type="string">
            <text:p text:style-name="P8">C</text:p>
          </table:table-cell>
          <table:table-cell table:style-name="Matriz_5f_RACI.E7" office:value-type="string">
            <text:p text:style-name="P8">C</text:p>
          </table:table-cell>
          <table:table-cell table:style-name="Matriz_5f_RACI.E4" office:value-type="string">
            <text:p text:style-name="P7">R</text:p>
          </table:table-cell>
          <table:table-cell table:style-name="Matriz_5f_RACI.F6" office:value-type="string">
            <text:p text:style-name="P8">I</text:p>
          </table:table-cell>
        </table:table-row>
        <text:soft-page-break/>
        <table:table-row table:style-name="Matriz_5f_RACI.3">
          <table:table-cell table:style-name="Matriz_5f_RACI.A3" office:value-type="string">
            <text:p text:style-name="P6">Suporte Contínua</text:p>
          </table:table-cell>
          <table:table-cell table:style-name="Matriz_5f_RACI.C4" office:value-type="string">
            <text:p text:style-name="P8">I</text:p>
          </table:table-cell>
          <table:table-cell table:style-name="Matriz_5f_RACI.E7" office:value-type="string">
            <text:p text:style-name="P8">C</text:p>
          </table:table-cell>
          <table:table-cell table:style-name="Matriz_5f_RACI.E7" office:value-type="string">
            <text:p text:style-name="P8">C</text:p>
          </table:table-cell>
          <table:table-cell table:style-name="Matriz_5f_RACI.E4" office:value-type="string">
            <text:p text:style-name="P7">R</text:p>
          </table:table-cell>
          <table:table-cell table:style-name="Matriz_5f_RACI.F6" office:value-type="string">
            <text:p text:style-name="P8">I</text:p>
          </table:table-cell>
        </table:table-row>
        <table:table-row table:style-name="Matriz_5f_RACI.3">
          <table:table-cell table:style-name="Matriz_5f_RACI.A3" office:value-type="string">
            <text:p text:style-name="P6">Gerenciamento de Correções</text:p>
          </table:table-cell>
          <table:table-cell table:style-name="Matriz_5f_RACI.C4" office:value-type="string">
            <text:p text:style-name="P8">I</text:p>
          </table:table-cell>
          <table:table-cell table:style-name="Matriz_5f_RACI.E4" office:value-type="string">
            <text:p text:style-name="P7">R</text:p>
          </table:table-cell>
          <table:table-cell table:style-name="Matriz_5f_RACI.E4" office:value-type="string">
            <text:p text:style-name="P7">R</text:p>
          </table:table-cell>
          <table:table-cell table:style-name="Matriz_5f_RACI.E7" office:value-type="string">
            <text:p text:style-name="P8">C</text:p>
          </table:table-cell>
          <table:table-cell table:style-name="Matriz_5f_RACI.F4" office:value-type="string">
            <text:p text:style-name="P8">C</text:p>
          </table:table-cell>
        </table:table-row>
      </table:table>
      <text:h text:style-name="Heading_20_1" text:outline-level="1">Legenda</text:h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C"/>
        <table:table-row table:style-name="Tabela1.1">
          <table:table-cell table:style-name="Tabela1.A1" office:value-type="string">
            <text:p text:style-name="P13">Legenda</text:p>
          </table:table-cell>
          <table:table-cell table:style-name="Tabela1.B1" office:value-type="string">
            <text:p text:style-name="P14">Responsável</text:p>
          </table:table-cell>
          <table:table-cell table:style-name="Tabela1.C1" office:value-type="string">
            <text:p text:style-name="P14">Aprovador</text:p>
          </table:table-cell>
          <table:table-cell table:style-name="Tabela1.D1" office:value-type="string">
            <text:p text:style-name="P14">Consultado</text:p>
          </table:table-cell>
          <table:table-cell table:style-name="Tabela1.E1" office:value-type="string">
            <text:p text:style-name="P14">Informad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4:04:09.481260066</meta:creation-date>
    <dc:date>2025-11-22T15:54:07.893350893</dc:date>
    <meta:editing-duration>PT14M38S</meta:editing-duration>
    <meta:editing-cycles>2</meta:editing-cycles>
    <meta:generator>LibreOffice/25.2.6.2$Linux_X86_64 LibreOffice_project/520$Build-2</meta:generator>
    <meta:document-statistic meta:table-count="2" meta:image-count="0" meta:object-count="0" meta:page-count="2" meta:paragraph-count="97" meta:word-count="149" meta:character-count="667" meta:non-whitespace-character-count="615"/>
  </office:meta>
</office:document-meta>
</file>